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margin-left="1.249cm" fo:margin-right="0cm" fo:line-height="100%" fo:text-indent="0cm" style:auto-text-indent="false"/>
    </style:style>
    <style:style style:name="P3" style:family="paragraph" style:parent-style-name="Standard" style:list-style-name="WWNum1">
      <style:paragraph-properties fo:line-height="100%"/>
    </style:style>
    <style:style style:name="P4" style:family="paragraph" style:parent-style-name="Standard" style:list-style-name="WWNum2">
      <style:paragraph-properties fo:line-height="100%"/>
    </style:style>
    <style:style style:name="P5" style:family="paragraph" style:parent-style-name="Standard" style:list-style-name="WWNum3">
      <style:paragraph-properties fo:line-height="100%"/>
    </style:style>
    <style:style style:name="P6" style:family="paragraph" style:parent-style-name="Standard" style:list-style-name="WWNum4">
      <style:paragraph-properties fo:line-height="100%"/>
    </style:style>
    <style:style style:name="P7" style:family="paragraph" style:parent-style-name="Standard">
      <style:paragraph-properties fo:line-height="100%"/>
      <style:text-properties fo:font-size="9pt" style:font-size-asian="9pt" style:font-size-complex="9pt"/>
    </style:style>
    <style:style style:name="P8" style:family="paragraph" style:parent-style-name="Standard">
      <style:paragraph-properties fo:line-height="100%"/>
      <style:text-properties fo:language="sv" fo:country="SE"/>
    </style:style>
    <style:style style:name="T1" style:family="text">
      <style:text-properties fo:font-size="9pt" fo:font-weight="bold" style:font-size-asian="9pt" style:font-weight-asian="bold" style:font-size-complex="9pt" style:font-weight-complex="bold"/>
    </style:style>
    <style:style style:name="T2" style:family="text">
      <style:text-properties fo:font-size="9pt" style:font-size-asian="9pt" style:font-size-complex="9pt"/>
    </style:style>
    <style:style style:name="T3" style:family="text">
      <style:text-properties fo:font-size="9pt" fo:language="sv" fo:country="SE" fo:font-weight="bold" style:font-size-asian="9pt" style:font-weight-asian="bold" style:font-size-complex="9pt" style:font-weight-complex="bold"/>
    </style:style>
    <style:style style:name="T4" style:family="text">
      <style:text-properties fo:font-size="9pt" fo:language="sv" fo:country="SE" style:font-size-asian="9pt" style:font-size-complex="9pt"/>
    </style:style>
    <style:style style:name="T5" style:family="text">
      <style:text-properties fo:language="sv" fo:country="SE"/>
    </style:style>
    <style:style style:name="T6"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t;!DOCTYPE html&gt;</text:span></text:p>
      <text:p text:style-name="P1"><text:span text:style-name="T2">&lt;html lang="es-ES"&gt;</text:span></text:p>
      <text:p text:style-name="P1"><text:span text:style-name="T2"><text:s text:c="2"/>&lt;head&gt;</text:span></text:p>
      <text:p text:style-name="P1"><text:span text:style-name="T2"><text:s text:c="4"/>&lt;meta charset="utf-8"&gt;</text:span></text:p>
      <text:p text:style-name="P1"><text:span text:style-name="T2"><text:s text:c="4"/>&lt;title&gt;Ejemplo de estilo en línea&lt;/title&gt;</text:span></text:p>
      <text:p text:style-name="P1"><text:span text:style-name="T2"><text:s text:c="2"/>&lt;/head&gt;</text:span></text:p>
      <text:p text:style-name="P1"><text:span text:style-name="T2"><text:s text:c="2"/>&lt;body&gt;</text:span></text:p>
      <text:p text:style-name="P1"><text:span text:style-name="T2"><text:s text:c="4"/>&lt;p </text:span><text:span text:style-name="T1">style="color:red"</text:span><text:span text:style-name="T2">&gt;Esto es un párrafo de color rojo.&lt;/p&gt;</text:span></text:p>
      <text:p text:style-name="P1"><text:span text:style-name="T2"><text:s text:c="2"/>&lt;/body&gt;</text:span></text:p>
      <text:p text:style-name="P1"><text:span text:style-name="T1">&lt;/html&gt;</text:span></text:p>
      <text:p text:style-name="P7"/>
      <text:p text:style-name="P1"><text:span text:style-name="T1">&lt;!DOCTYPE html&gt;</text:span></text:p>
      <text:p text:style-name="P1"><text:span text:style-name="T2">&lt;html lang="es-ES"&gt;</text:span></text:p>
      <text:p text:style-name="P1"><text:span text:style-name="T2"><text:s text:c="2"/>&lt;head&gt;</text:span></text:p>
      <text:p text:style-name="P1"><text:span text:style-name="T2"><text:s text:c="4"/>&lt;meta charset="utf-8"&gt;</text:span></text:p>
      <text:p text:style-name="P1"><text:span text:style-name="T2"><text:s text:c="4"/>&lt;title&gt;Ejemplo de estilo interno&lt;/title&gt;</text:span></text:p>
      <text:p text:style-name="P1"><text:span text:style-name="T2"><text:s text:c="4"/></text:span><text:span text:style-name="T1">&lt;style&gt;</text:span></text:p>
      <text:p text:style-name="P1"><text:span text:style-name="T1"><text:s text:c="6"/>p {color:red;}</text:span></text:p>
      <text:p text:style-name="P1"><text:span text:style-name="T1"><text:s text:c="4"/>&lt;/style&gt;</text:span></text:p>
      <text:p text:style-name="P1"><text:span text:style-name="T2"><text:s text:c="2"/>&lt;/head&gt;</text:span></text:p>
      <text:p text:style-name="P1"><text:span text:style-name="T2"><text:s text:c="2"/>&lt;body&gt;</text:span></text:p>
      <text:p text:style-name="P1"><text:span text:style-name="T2"><text:s text:c="4"/>&lt;p&gt;Esto es un párrafo de color rojo.&lt;/p&gt;</text:span></text:p>
      <text:p text:style-name="P1"><text:span text:style-name="T2"><text:s text:c="2"/>&lt;/body&gt;</text:span></text:p>
      <text:p text:style-name="P1"><text:span text:style-name="T1">&lt;/html&gt;</text:span></text:p>
      <text:p text:style-name="P7"/>
      <text:p text:style-name="P1"><text:span text:style-name="T1">&lt;!DOCTYPE html&gt;</text:span></text:p>
      <text:p text:style-name="P1"><text:span text:style-name="T2">&lt;html lang="es-ES"&gt;</text:span></text:p>
      <text:p text:style-name="P1"><text:span text:style-name="T2"><text:s text:c="2"/>&lt;head&gt;</text:span></text:p>
      <text:p text:style-name="P1"><text:span text:style-name="T2"><text:s text:c="4"/>&lt;meta charset="utf-8"&gt;</text:span></text:p>
      <text:p text:style-name="P1"><text:span text:style-name="T2"><text:s text:c="4"/>&lt;title&gt;Ejemplo de estilo externo&lt;/title&gt;</text:span></text:p>
      <text:p text:style-name="P1"><text:span text:style-name="T2"><text:s text:c="4"/></text:span><text:span text:style-name="T3">&lt;link rel="stylesheet" href="styles.css"&gt;</text:span></text:p>
      <text:p text:style-name="P1"><text:span text:style-name="T4"><text:s text:c="2"/></text:span><text:span text:style-name="T2">&lt;/head&gt;</text:span></text:p>
      <text:p text:style-name="P1"><text:span text:style-name="T2"><text:s text:c="2"/>&lt;body&gt;</text:span></text:p>
      <text:p text:style-name="P1"><text:span text:style-name="T2"><text:s text:c="4"/>&lt;p&gt;Esto es un párrafo de color rojo.&lt;/p&gt;</text:span></text:p>
      <text:p text:style-name="P1"><text:span text:style-name="T2"><text:s text:c="2"/>&lt;/body&gt;</text:span></text:p>
      <text:p text:style-name="P1"><text:span text:style-name="T1">&lt;/html&gt;</text:span></text:p>
      <text:p text:style-name="P1"/>
      <text:p text:style-name="P1"><text:soft-page-break/>Alinear imágenes:</text:p>
      <text:p text:style-name="P1">Con &lt;div&gt; <text:s text:c="3"/>si la imagen es mas pequeña</text:p>
      <text:p text:style-name="P1"><text:span text:style-name="T5">&lt;div style="text-align: center;"&gt;</text:span></text:p>
      <text:p text:style-name="P2"><text:span text:style-name="T5">&lt;img width="400" src="https://www.hubspot.com/hubfs/image-hubspot-centering-css.jpeg"&gt;</text:span></text:p>
      <text:p text:style-name="P1">&lt;/div&gt;</text:p>
      <text:p text:style-name="P1">2.- Márgenes</text:p>
      <text:p text:style-name="P1">Digamos que tienes una imagen muy grande que deseas centrar. En ese caso, envolver la imagen en un elemento de bloque no sería la mejor opción. En su lugar, podrías definirla con la propiedad de visualización CSS y establecerla en «bloque». Aquí se explica cómo centrar una imagen usando la propiedad de margen.</text:p>
      <text:list xml:id="list4106804739" text:style-name="WWNum1">
        <text:list-item>
          <text:p text:style-name="P3">Antes de establecer los márgenes, especifica el ancho de la imagen en una cantidad fija para que no abarque toda la ventana gráfica. En este caso, usaremos el 60 %.</text:p>
        </text:list-item>
        <text:list-item>
          <text:p text:style-name="P3">Establece la propiedad de margen de CSS definiendo la imagen con la propiedad de visualización de CSS y configúrala en «bloque». Esto le indicará al navegador que trate la imagen como si fuera un elemento de bloque, no un elemento en línea, lo que te permitirá usar la propiedad de margen CSS.</text:p>
        </text:list-item>
        <text:list-item>
          <text:p text:style-name="P3">Establece los márgenes izquierdo y derecho en «automático» para que sean iguales.</text:p>
        </text:list-item>
      </text:list>
      <text:p text:style-name="P1">Aquí está el CSS con el resultado:</text:p>
      <text:p text:style-name="P1"><text:span text:style-name="T5">body {</text:span></text:p>
      <text:p text:style-name="P1"><text:span text:style-name="T5"><text:s text:c="2"/>margin: auto;</text:span></text:p>
      <text:p text:style-name="P1"><text:span text:style-name="T5"><text:s text:c="2"/>width: 640px; </text:span></text:p>
      <text:p text:style-name="P1"><text:span text:style-name="T5"><text:s text:c="2"/>padding: 50px;</text:span></text:p>
      <text:p text:style-name="P1"><text:span text:style-name="T5"><text:s text:c="2"/>font-family: 'Arial', sans-serif; </text:span></text:p>
      <text:p text:style-name="P1"><text:span text:style-name="T5"><text:s text:c="2"/></text:span>color: #33475b; <text:s text:c="3"/></text:p>
      <text:p text:style-name="P1">}</text:p>
      <text:p text:style-name="P1">/* Centered Image Code */</text:p>
      <text:p text:style-name="P1"><text:span text:style-name="T5">img {</text:span></text:p>
      <text:p text:style-name="P1"><text:span text:style-name="T5"><text:s text:c="2"/>display: block;</text:span></text:p>
      <text:p text:style-name="P1"><text:span text:style-name="T5"><text:s text:c="2"/>width: 60%;</text:span></text:p>
      <text:p text:style-name="P1"><text:span text:style-name="T5"><text:s text:c="2"/>margin: auto;</text:span></text:p>
      <text:p text:style-name="P1">}</text:p>
      <text:p text:style-name="P1"><text:soft-page-break/><text:span text:style-name="T6">3. Usar la propiedad flex</text:span></text:p>
      <text:p text:style-name="P1">También puedes centrar una imagen horizontalmente usando la propiedad flex, que no requiere cálculos de margen.</text:p>
      <text:list xml:id="list3316964979" text:style-name="WWNum2">
        <text:list-item>
          <text:p text:style-name="P4">Envuelve la imagen en un elemento div.</text:p>
        </text:list-item>
        <text:list-item>
          <text:p text:style-name="P4">Establece la propiedad de visualización en «flex», lo que le dice al navegador que el div es el contenedor principal y la imagen es un elemento flexible.</text:p>
        </text:list-item>
        <text:list-item>
          <text:p text:style-name="P4">Determina la propiedad de justificar el contenido en «centro».</text:p>
        </text:list-item>
        <text:list-item>
          <text:p text:style-name="P4">Especifica el ancho de la imagen en un valor de longitud fijo.</text:p>
        </text:list-item>
      </text:list>
      <text:p text:style-name="P1">Aquí está el CSS con el resultado:</text:p>
      <text:p text:style-name="P1"><text:span text:style-name="T5">body {</text:span></text:p>
      <text:p text:style-name="P1"><text:span text:style-name="T5"><text:s text:c="2"/>margin: auto;</text:span></text:p>
      <text:p text:style-name="P1"><text:span text:style-name="T5"><text:s text:c="2"/>width: 640px; </text:span></text:p>
      <text:p text:style-name="P1"><text:span text:style-name="T5"><text:s text:c="2"/>padding: 50px;</text:span></text:p>
      <text:p text:style-name="P1"><text:span text:style-name="T5"><text:s text:c="2"/>font-family: 'Arial', sans-serif; </text:span></text:p>
      <text:p text:style-name="P1"><text:span text:style-name="T5"><text:s text:c="2"/></text:span>color: #33475b; <text:s text:c="3"/></text:p>
      <text:p text:style-name="P1">}</text:p>
      <text:p text:style-name="P1">/* Centered Image Code */</text:p>
      <text:p text:style-name="P1">div {</text:p>
      <text:p text:style-name="P1">display: flex;</text:p>
      <text:p text:style-name="P1">justify-content: center;</text:p>
      <text:p text:style-name="P1">}</text:p>
      <text:p text:style-name="P1"><text:span text:style-name="T6">Importante: </text:span>proporciona un selector de ID al div y usa el selector en el código CSS. De esa manera, no se verán afectados todos los div del sitio.</text:p>
      <text:p text:style-name="P1"/>
      <text:p text:style-name="P1"/>
      <text:p text:style-name="P1"/>
      <text:p text:style-name="P1"/>
      <text:p text:style-name="P1"/>
      <text:p text:style-name="P1"/>
      <text:p text:style-name="P1"/>
      <text:p text:style-name="P1"/>
      <text:p text:style-name="P1"><text:span text:style-name="T6">Cómo centrar verticalmente una imagen</text:span></text:p>
      <text:p text:style-name="P1"><text:soft-page-break/>Centrar cualquier elemento verticalmente es más difícil que horizontalmente, pero aún es factible. Usaremos CSS interno.</text:p>
      <text:p text:style-name="P1"><text:span text:style-name="T6">1. Usar la propiedad de posición</text:span></text:p>
      <text:p text:style-name="P1">Para centrar una imagen verticalmente, puedes envolverla en un elemento de bloque como un div y usar una combinación de la propiedad de posición de CSS, las propiedades izquierda y superior y la propiedad de transformar.</text:p>
      <text:list xml:id="list4182406674" text:style-name="WWNum3">
        <text:list-item>
          <text:p text:style-name="P5">Comienza configurando la posición del div que contiene la imagen en «absoluto» para que se elimine del flujo normal del documento.</text:p>
        </text:list-item>
        <text:list-item>
          <text:p text:style-name="P5">Determina las propiedades izquierda y superior al 50 %. Esto le dice al navegador que alinee el borde izquierdo y superior del div que contiene la imagen con el centro de la página horizontal y verticalmente (es decir, 50 % a la derecha y hacia abajo de la página). Aquí está el problema: tener los bordes del div alineados en el medio de la página hará que el div se vea descentrado.</text:p>
        </text:list-item>
        <text:list-item>
          <text:p text:style-name="P5">Para centrar verdaderamente el div que contiene la imagen, puedes usar el método translate() para mover el div a lo largo de los ejes X y Y. Específicamente, posiciona el div 50 % hacia la izquierda y hacia arriba desde su posición actual para que el centro de la imagen se alinee con el centro de la página. Para moverte hacia la izquierda y hacia arriba, deberás usar valores negativos.</text:p>
        </text:list-item>
      </text:list>
      <text:p text:style-name="P1">Aquí está el CSS:</text:p>
      <text:p text:style-name="P1">body {</text:p>
      <text:p text:style-name="P1"><text:s text:c="2"/><text:span text:style-name="T5">margin: auto;</text:span></text:p>
      <text:p text:style-name="P1"><text:span text:style-name="T5"><text:s text:c="2"/>width: 640px; </text:span></text:p>
      <text:p text:style-name="P1"><text:span text:style-name="T5"><text:s text:c="2"/>padding: 50px;</text:span></text:p>
      <text:p text:style-name="P1"><text:span text:style-name="T5"><text:s text:c="2"/>font-family: 'Arial', sans-serif; </text:span></text:p>
      <text:p text:style-name="P1"><text:span text:style-name="T5"><text:s text:c="2"/></text:span>color: #33475b; <text:s text:c="3"/></text:p>
      <text:p text:style-name="P1">}</text:p>
      <text:p text:style-name="P1"/>
      <text:p text:style-name="P1">/* Centered Image Code */</text:p>
      <text:p text:style-name="P1"/>
      <text:p text:style-name="P1">.container {</text:p>
      <text:p text:style-name="P1"><text:s text:c="2"/>height: 500px;</text:p>
      <text:p text:style-name="P1"><text:s text:c="2"/><text:span text:style-name="T5">position: relative;</text:span></text:p>
      <text:p text:style-name="P1"><text:soft-page-break/><text:span text:style-name="T5"><text:s text:c="2"/>border: 3px solid #dbe4ed; /* Border color is optional */ </text:span></text:p>
      <text:p text:style-name="P1"><text:span text:style-name="T5">}</text:span></text:p>
      <text:p text:style-name="P8"/>
      <text:p text:style-name="P1"><text:span text:style-name="T5"><text:s/>.center {</text:span></text:p>
      <text:p text:style-name="P1"><text:span text:style-name="T5"><text:s text:c="2"/>margin: 0;</text:span></text:p>
      <text:p text:style-name="P1"><text:span text:style-name="T5"><text:s text:c="2"/>position: absolute;</text:span></text:p>
      <text:p text:style-name="P1"><text:span text:style-name="T5"><text:s text:c="2"/>top: 50%;</text:span></text:p>
      <text:p text:style-name="P1"><text:span text:style-name="T5"><text:s text:c="2"/>left: 50%;</text:span></text:p>
      <text:p text:style-name="P1"><text:span text:style-name="T5"><text:s text:c="2"/>-ms-transform: translate(-50%, -50%);</text:span></text:p>
      <text:p text:style-name="P1"><text:span text:style-name="T5"><text:s text:c="2"/>transform: translate(-50%, -50%);</text:span></text:p>
      <text:p text:style-name="P1">}</text:p>
      <text:p text:style-name="P1"><text:span text:style-name="T6">2. Usar la propiedad flex</text:span></text:p>
      <text:list xml:id="list275020414" text:style-name="WWNum4">
        <text:list-item>
          <text:p text:style-name="P6">Para centrar una imagen horizontal y verticalmente con flexbox, comienza envolviéndola en un elemento de bloque como un div.</text:p>
        </text:list-item>
        <text:list-item>
          <text:p text:style-name="P6">Define este div como un contenedor flexible configurando la propiedad de visualización en «flex».</text:p>
        </text:list-item>
        <text:list-item>
          <text:p text:style-name="P6">Establece la propiedad de alineación de elementos y justificación de contenido en «centrar». Esto le indicará al navegador que centre el elemento flexible (la imagen dentro del div) vertical y horizontalmente.</text:p>
        </text:list-item>
        <text:list-item>
          <text:p text:style-name="P6">Determina la altura del contenedor div en una altura proporcional.</text:p>
        </text:list-item>
      </text:list>
      <text:p text:style-name="P1">Aquí está el CSS con el resultado:</text:p>
      <text:p text:style-name="P1"><text:span text:style-name="T5">body {</text:span></text:p>
      <text:p text:style-name="P1"><text:span text:style-name="T5"><text:s text:c="2"/>margin: auto;</text:span></text:p>
      <text:p text:style-name="P1"><text:span text:style-name="T5"><text:s text:c="2"/>width: 640px; </text:span></text:p>
      <text:p text:style-name="P1"><text:span text:style-name="T5"><text:s text:c="2"/>padding: 50px;</text:span></text:p>
      <text:p text:style-name="P1"><text:span text:style-name="T5"><text:s text:c="2"/>font-family: 'Arial', sans-serif; </text:span></text:p>
      <text:p text:style-name="P1"><text:span text:style-name="T5"><text:s text:c="2"/></text:span>color: #33475b; <text:s text:c="3"/></text:p>
      <text:p text:style-name="P1">}</text:p>
      <text:p text:style-name="P1"/>
      <text:p text:style-name="P1">/* Centered Image Code */</text:p>
      <text:p text:style-name="P1"/>
      <text:p text:style-name="P1"><text:s/>.center {</text:p>
      <text:p text:style-name="P1"><text:soft-page-break/><text:s text:c="2"/>height: 500px;</text:p>
      <text:p text:style-name="P1"><text:s text:c="2"/>display: flex;</text:p>
      <text:p text:style-name="P1"><text:s text:c="2"/>align-items: center;</text:p>
      <text:p text:style-name="P1"><text:s text:c="2"/>justify-content: center;</text:p>
      <text:p text:style-name="P1"><text:s text:c="2"/>border: 3px solid #dbe4ed; /* Border color is optional */ <text:s/></text:p>
      <text:p text:style-name="P1"/>
      <text:p text:style-name="P1">}</text:p>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ptos" fo:font-size="12pt" fo:language="es" fo:country="ES" style:letter-kerning="tru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ptos" fo:font-size="12pt" fo:language="es" fo:country="ES" style:letter-kerning="tru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Título_20_5_20_C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Título_20_6_20_C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Título_20_7_20_C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loext:linked-style-name="Título_20_8_20_C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loext:linked-style-name="Título_20_9_20_C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loext:linked-style-name="Título_20_C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ítulo_20_C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loext:linked-style-name="Cita_20_Car">
      <style:paragraph-properties fo:margin-top="0.282cm" fo:margin-bottom="0.282cm"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tense_20_Quote" style:display-name="Intense Quote" style:family="paragraph" style:parent-style-name="Standard" style:next-style-name="Standard" loext:linked-style-name="Cita_20_destacada_20_Car">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style:style>
    <style:style style:name="Default_20_Paragraph_20_Font" style:display-name="Default Paragraph Font" style:family="text"/>
    <style:style style:name="Título_20_1_20_Car" style:display-name="Título 1 Car" style:family="text" style:parent-style-name="Default_20_Paragraph_20_Font">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Título_20_2_20_Car" style:display-name="Título 2 Car" style:family="text" style:parent-style-name="Default_20_Paragraph_20_Font">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ítulo_20_3_20_Car" style:display-name="Título 3 Car" style:family="text" style:parent-style-name="Default_20_Paragraph_20_Font">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Título_20_4_20_Car" style:display-name="Título 4 Car" style:family="text" style:parent-style-name="Default_20_Paragraph_20_Font">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5_20_Car" style:display-name="Título 5 Car" style:family="text" style:parent-style-name="Default_20_Paragraph_20_Font">
      <style:text-properties fo:color="#0f4761" loext:opacity="100%" style:font-name-asian="F" style:font-family-generic-asian="system" style:font-pitch-asian="variable" style:font-name-complex="F" style:font-family-generic-complex="system" style:font-pitch-complex="variable"/>
    </style:style>
    <style:style style:name="Título_20_6_20_Car" style:display-name="Título 6 Car" style:family="text" style:parent-style-name="Default_20_Paragraph_20_Font">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7_20_Car" style:display-name="Título 7 Car" style:family="text" style:parent-style-name="Default_20_Paragraph_20_Font">
      <style:text-properties fo:color="#595959" loext:opacity="100%" style:font-name-asian="F" style:font-family-generic-asian="system" style:font-pitch-asian="variable" style:font-name-complex="F" style:font-family-generic-complex="system" style:font-pitch-complex="variable"/>
    </style:style>
    <style:style style:name="Título_20_8_20_Car" style:display-name="Título 8 Car" style:family="text" style:parent-style-name="Default_20_Paragraph_20_Font">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9_20_Car" style:display-name="Título 9 Car" style:family="text" style:parent-style-name="Default_20_Paragraph_20_Font">
      <style:text-properties fo:color="#272727" loext:opacity="100%" style:font-name-asian="F" style:font-family-generic-asian="system" style:font-pitch-asian="variable" style:font-name-complex="F" style:font-family-generic-complex="system" style:font-pitch-complex="variable"/>
    </style:style>
    <style:style style:name="Título_20_Car" style:display-name="Título Car" style:family="text" style:parent-style-name="Default_20_Paragraph_20_Font">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ítulo_20_Car" style:display-name="Subtítulo Car" style:family="text" style:parent-style-name="Default_20_Paragraph_20_Font">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Cita_20_Car" style:display-name="Cita C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Cita_20_destacada_20_Car" style:display-name="Cita destacada Car" style:family="text" style:parent-style-name="Default_20_Paragraph_20_Font" loext:linked-style-name="Intense_20_Quote">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guel Cordoba Guitian</meta:initial-creator>
    <dc:creator>Miguel Cordoba Guitian</dc:creator>
    <meta:editing-cycles>3</meta:editing-cycles>
    <meta:creation-date>2024-09-24T21:01:00</meta:creation-date>
    <dc:date>2024-09-24T21:20:00</dc:date>
    <meta:editing-duration>PT19M</meta:editing-duration>
    <meta:generator>LibreOffice/7.3.7.2$Linux_X86_64 LibreOffice_project/30$Build-2</meta:generator>
    <meta:document-statistic meta:table-count="0" meta:image-count="0" meta:object-count="0" meta:page-count="6" meta:paragraph-count="128" meta:word-count="836" meta:character-count="5335" meta:non-whitespace-character-count="4457"/>
    <meta:user-defined meta:name="AppVersion">16.0000</meta:user-defined>
    <meta:template xlink:type="simple" xlink:actuate="onRequest" xlink:title="Normal" xlink:href=""/>
  </office:meta>
</office:document-meta>
</file>